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3">
      <style:text-properties style:text-line-through-style="solid"/>
    </style:style>
    <style:style style:name="P15" style:family="paragraph" style:parent-style-name="Standard" style:list-style-name="L13">
      <style:text-properties style:text-line-through-style="none"/>
    </style:style>
    <style:style style:name="T1" style:family="text">
      <style:text-properties style:text-line-through-style="soli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xml:id="list1696760844"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xml:id="list2162549582"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xml:id="list808520438"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xml:id="list1159019965"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xml:id="list639913506"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xml:id="list1266952843"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xml:id="list793772673"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xml:id="list473929423"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xml:id="list1917544556"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xml:id="list1663441680"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xml:id="list1787177849"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xml:id="list1872542443"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
      <text:p text:style-name="Standard"/>
      <text:p text:style-name="Standard">Todo:</text:p>
      <text:list xml:id="list1447033810" text:style-name="L13">
        <text:list-item>
          <text:p text:style-name="P13"><text:span text:style-name="T1">world_active flag, in addition to global active flag. When user first signs up, he's global and world inactive. When worldmaster makes him active, he becomes global-active. </text:span>Later on, user may request membership in another world, <text:span text:style-name="T1">and worldmaster can approve by setting world-active flag.</text:span></text:p>
        </text:list-item>
        <text:list-item>
          <text:p text:style-name="P13"><text:span text:style-name="T1">Worldmaster “user management” page, to enable to activate/deactivate users, set master status.</text:span> <text:span text:style-name="T1">Use a formset with global “save” button, so this can be done en-masse.</text:span></text:p>
        </text:list-item>
        <text:list-item>
          <text:p text:style-name="P13">Worldmaster should be able to “recalculate world” - to recalc results for all periods, in sequence. This should be available on the world master page.</text:p>
        </text:list-item>
        <text:list-item>
          <text:p text:style-name="P14">Current world wealth should be composed of per-period wealths created (stored in periodsummary), plus initial wealth. That way, recalculation is independent of period order, and we can recalculate any period at any time. Periodsummary should not store start and end of period wealth. This also eliminates period-returns.</text:p>
        </text:list-item>
        <text:list-item>
          <text:p text:style-name="P14">Make the utils thing a method of world model.</text:p>
        </text:list-item>
        <text:list-item>
          <text:p text:style-name="P14">Exclude “summary completed” from period edit form.</text:p>
        </text:list-item>
        <text:list-item>
          <text:p text:style-name="P15">Add confirmation for deleting user memberships.</text:p>
        </text:list-item>
        <text:list-item>
          <text:p text:style-name="P14">Exclude admin users from period summaries.</text:p>
        </text:list-item>
        <text:list-item>
          <text:p text:style-name="P14">To make things simpler: world mastery should be an attribute of membership. That way we can more easily treat them separately, exclude them from period summaries, etc.</text:p>
        </text:list-item>
        <text:list-item>
          <text:p text:style-name="P15">Add email confirmation on registration (django-registration module)</text:p>
        </text:list-item>
        <text:list-item>
          <text:p text:style-name="P15">Add user self-admin page to allow users to change their password, email, first/last name, apply for membership to new worlds. Email change should send confirmation email first.</text:p>
        </text:list-item>
        <text:list-item>
          <text:p text:style-name="P15">When admin deletes user membership, this should automatically delete (or archive out of the way, so that it could be restored, or deleted later) all bids and period summaries for that world for this user, and deep-recalculate results.</text:p>
        </text:list-item>
        <text:list-item>
          <text:p text:style-name="P15">Send email to users when their membership is approved.</text:p>
        </text:list-item>
        <text:list-item>
          <text:p text:style-name="P15">Let world masters create worlds, periods, assets – essentially, duplicate the admin functionality.</text:p>
        </text:list-item>
        <text:list-item>
          <text:p text:style-name="P15">Recycle world button – to remove all users, period summaries, bids – and move the starts of periods into the future by a year (or a configurable number of days).</text:p>
        </text:list-item>
        <text:list-item>
          <text:p text:style-name="P15">Export/archive world button – to serialize and save all contents of a world – the archive to be reimportable.</text:p>
        </text:list-item>
        <text:list-item>
          <text:p text:style-name="P15">Push bid validation onto an actual form object.</text:p>
        </text:list-item>
        <text:list-item>
          <text:p text:style-name="P15">Allow entry of problem solutions, which would be displayed at the end of the period.</text:p>
        </text:list-item>
        <text:list-item>
          <text:p text:style-name="P15">Add capability to display “number correct”, based on some percent tolerance from correct answer.</text:p>
        </text:list-item>
        <text:list-item>
          <text:p text:style-name="P15">Allow world master to see user statistics by period.</text:p>
        </text:list-item>
        <text:list-item>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Daniel F</meta:initial-creator>
    <meta:creation-date>2008-12-01T21:00:50</meta:creation-date>
    <dc:creator>Daniel F</dc:creator>
    <dc:date>2009-10-26T12:53:37</dc:date>
    <meta:editing-cycles>35</meta:editing-cycles>
    <meta:editing-duration>PT50H51M08S</meta:editing-duration>
    <meta:document-statistic meta:table-count="0" meta:image-count="0" meta:object-count="0" meta:page-count="3" meta:paragraph-count="92" meta:word-count="1038" meta:character-count="6023"/>
    <meta:user-defined meta:name="Info 1"/>
    <meta:user-defined meta:name="Info 2"/>
    <meta:user-defined meta:name="Info 3"/>
    <meta:user-defined meta:name="Info 4"/>
  </office:meta>
</office:document-meta>
</file>